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master-page-name="">
      <loext:graphic-properties draw:fill="none"/>
      <style:paragraph-properties fo:margin-left="0in" fo:margin-right="0in" fo:text-indent="0.5in" style:auto-text-indent="false" style:page-number="auto" fo:background-color="transparent"/>
    </style:style>
    <style:style style:name="P4" style:family="paragraph" style:parent-style-name="Standard">
      <loext:graphic-properties draw:fill="none"/>
      <style:paragraph-properties fo:margin-left="0in" fo:margin-right="0in" fo:text-indent="0.5in" style:auto-text-indent="false"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Data Global Example Report</text:p>
      <text:p text:style-name="P2">Cameron Devine</text:p>
      <text:p text:style-name="Standard"/>
      <text:p text:style-name="Standard"/>
      <text:p text:style-name="P3">Lorem ipsum dolor sit amet, consectetur adipiscing elit. Maecenas gravida vel lorem in porttitor. Cras eu posuere nulla. Duis maximus eget urna quis tincidunt. Phasellus turpis felis, placerat dapibus felis sed, tempus viverra dolor. Cras ultrices facilisis cursus. Nam posuere velit sit amet odio rhoncus, sed blandit est pretium. Fusce nec sodales nisi. Sed sagittis condimentum viverra.<draw:frame draw:style-name="fr1" draw:name="Image1" text:anchor-type="char" svg:width="6.4in" svg:height="4.8in" draw:z-index="0"><draw:image xlink:href="../plot.png" xlink:type="simple" xlink:show="embed" xlink:actuate="onLoad" draw:filter-name="&lt;All images&gt;" loext:mime-type="image/png"/></draw:frame></text:p>
      <text:p text:style-name="P4">Pellentesque in turpis sed libero venenatis sodales. Duis hendrerit tellus augue, sit amet congue eros varius eu. Pellentesque habitant morbi tristique senectus et netus et malesuada fames ac turpis egestas. Vestibulum gravida eu sapien vel volutpat. Vestibulum ac massa pellentesque felis bibendum porttitor. Class aptent taciti sociosqu ad litora torquent per conubia nostra, per inceptos himenaeos. Aliquam viverra consequat congue. Proin sit amet semper lorem. Cras egestas elit quis urna dapibus, eget consectetur tellus pellentesque.</text:p>
      <text:p text:style-name="P4">Donec augue arcu, suscipit nec lectus quis, faucibus ultrices arcu. Fusce vitae efficitur nunc, at rhoncus leo. Ut nec feugiat mauris. In volutpat neque libero, non tincidunt ante condimentum ut. Mauris fringilla molestie placerat. Fusce ornare porta lacus ac efficitur. Curabitur vel elit iaculis, semper sapien non, blandit lectu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2T13:03:20.097839057</meta:creation-date>
    <dc:date>2022-12-02T13:49:10.147827012</dc:date>
    <meta:editing-duration>PT45M48S</meta:editing-duration>
    <meta:editing-cycles>3</meta:editing-cycles>
    <meta:generator>LibreOffice/6.4.7.2$Linux_X86_64 LibreOffice_project/40$Build-2</meta:generator>
    <meta:document-statistic meta:table-count="0" meta:image-count="1" meta:object-count="0" meta:page-count="1" meta:paragraph-count="5" meta:word-count="187" meta:character-count="1303" meta:non-whitespace-character-count="1121"/>
  </office:meta>
</office:document-meta>
</file>